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13.6mm"/>
    </style:style>
    <style:style style:name="co4" style:family="table-column">
      <style:table-column-properties fo:break-before="auto" style:column-width="16.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number-columns-repeated="1019" table:default-cell-style-name="ce4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ew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xit with tail recursion option, exists as straight return, also closes open TH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!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S → Flags. Literals only originally, now any TOS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br.pos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anch if positi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br.zero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anch if test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br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anch always (relative to address after this wor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clr.ds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ears data st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clr.rs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ears returns t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halt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it or Ha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literal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teral call (word follow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nop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r&gt;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 trapped 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sysinfo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ctionary 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@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&gt;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ck→Stack transf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/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rithmetic Shift R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!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@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rsor!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/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yboard@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/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nd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!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 current RAM P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&gt;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ck→Stack transf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!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/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is is one’s complement not subtraction – doesn’t set fla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“1-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“1+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“2-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“2+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[next]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ext handler (subtract 1, work out return address, set flag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+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 multiply worke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+!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 the res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,1,-1,2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stant wor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*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ift lef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y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it / Halt depending on system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&lt; test, changes nothing other than the flag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gate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lusive 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n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 2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stant wor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,8,10,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stant wor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* etc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alars of various ty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!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onm for [clrds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u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at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er ind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!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 into mem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ply (use *+ methodology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if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st flags, skip to n if -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,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f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st flags, skip to then if ze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piles wo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+at 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ds 16 bit values to x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,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pile into dictiona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,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pile into dictiona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gi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splays a digit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/edi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i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.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 digit hex nu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ee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ear scre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p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ome Cur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ursor position 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30">00/00/0000</text:date>, <text:time style:data-style-name="N2" text:time-value="11:31:23.588440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0:24:07.270499772</meta:creation-date>
    <dc:date>2017-11-30T11:33:15.352931409</dc:date>
    <meta:editing-duration>PT29M24S</meta:editing-duration>
    <meta:editing-cycles>7</meta:editing-cycles>
    <meta:generator>LibreOffice/5.4.3.2$Linux_X86_64 LibreOffice_project/40$Build-2</meta:generator>
    <meta:document-statistic meta:table-count="1" meta:cell-count="278" meta:object-count="0"/>
  </office:meta>
</office:document-meta>
</file>